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NodeType.getChildNode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canSetProperty( String name , Valu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NodeType.canAddChildNod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getProperty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getPrimaryItem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canAddChildNode( String name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isMix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getDeclaredSuper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isNodeType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canSetProperty( String name ,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getDeclaredChildNode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getSuper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getNodeDefArray( RemoteNodeDefinition [ ] remo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NodeType.getPropertyDefArray( RemotePropertyDefinition [ ] remo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NodeType.hasOrderableChild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ClientNodeType( RemoteNodeType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NodeType.getDeclaredProperty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odeType.canRemoveItem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